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200000273FC080E0220D67A73.png" manifest:media-type="image/png"/>
  <manifest:file-entry manifest:full-path="Pictures/100002010000027E000001DF995B52ACD4AAEE7C.png" manifest:media-type="image/png"/>
  <manifest:file-entry manifest:full-path="Pictures/10000000000003C60000013EC726FE3E641B3391.png" manifest:media-type="image/png"/>
  <manifest:file-entry manifest:full-path="Pictures/10000000000003B8000002730E53C1C20883EB7D.png" manifest:media-type="image/png"/>
  <manifest:file-entry manifest:full-path="Pictures/100002010000027E000001DFCD83F838AD1FFCA7.png" manifest:media-type="image/png"/>
  <manifest:file-entry manifest:full-path="Pictures/100002010000027E000001DF70AC8DDD69A25D60.png" manifest:media-type="image/png"/>
  <manifest:file-entry manifest:full-path="Pictures/100002010000027E000001DFC698D6363159904B.png" manifest:media-type="image/png"/>
  <manifest:file-entry manifest:full-path="Pictures/100002010000027E000001DF3EB787A1EF1FE0E9.png" manifest:media-type="image/png"/>
  <manifest:file-entry manifest:full-path="Pictures/100002010000027E000001DFB8F5572DC4BA1161.png" manifest:media-type="image/png"/>
  <manifest:file-entry manifest:full-path="Pictures/100002010000058E000001BB782FD9029A9D3720.png" manifest:media-type="image/png"/>
  <manifest:file-entry manifest:full-path="Pictures/100002010000027E000001DFCDA2159219E53324.png" manifest:media-type="image/png"/>
  <manifest:file-entry manifest:full-path="Pictures/10000000000003B0000001BE4BF8F3B8E438F181.png" manifest:media-type="image/png"/>
  <manifest:file-entry manifest:full-path="Pictures/10000000000003B3000000D2002E6B60453677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32cm"/>
    </style:style>
    <style:style style:name="pr1" style:family="presentation" style:parent-style-name="기본값-subtitle">
      <style:graphic-properties draw:fill-color="#ffffff" fo:min-height="16.255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/>
    </style:style>
    <style:style style:name="P5" style:family="paragraph">
      <loext:graphic-properties draw:fill="none"/>
      <style:text-properties fo:font-size="18pt"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Generative Adversarial Nets</text:p>
            <text:p/>
            <text:p>2017.12.17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frame draw:style-name="gr2" draw:text-style-name="P3" draw:layer="layout" svg:width="16.879cm" svg:height="12.673cm" svg:x="5.671cm" svg:y="4.223cm">
          <draw:image xlink:href="Pictures/100002010000027E000001DF70AC8DDD69A25D60.png" xlink:type="simple" xlink:show="embed" xlink:actuate="onLoad">
            <text:p/>
          </draw:image>
        </draw:frame>
        <draw:frame draw:style-name="gr3" draw:text-style-name="P5" draw:layer="layout" svg:width="21.288cm" svg:height="1.082cm" svg:x="3.967cm" svg:y="19.4cm">
          <draw:text-box>
            <text:p text:style-name="P4">https://www.slideshare.net/ckmarkohchang/generative-adversarial-net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9">
        <draw:frame draw:style-name="gr2" draw:text-style-name="P3" draw:layer="layout" svg:width="25.558cm" svg:height="8.413cm" svg:x="1.332cm" svg:y="6.933cm">
          <draw:image xlink:href="Pictures/10000000000003C60000013EC726FE3E641B3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19">
        <draw:frame draw:style-name="gr2" draw:text-style-name="P3" draw:layer="layout" svg:width="16.879cm" svg:height="12.673cm" svg:x="5.671cm" svg:y="4.223cm">
          <draw:image xlink:href="Pictures/100002010000027E000001DFCD83F838AD1FF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19">
        <draw:frame draw:style-name="gr2" draw:text-style-name="P3" draw:layer="layout" svg:width="16.879cm" svg:height="12.673cm" svg:x="5.965cm" svg:y="4.276cm">
          <draw:image xlink:href="Pictures/100002010000027E000001DF995B52ACD4AAEE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19">
        <draw:frame draw:style-name="gr2" draw:text-style-name="P3" draw:layer="layout" svg:width="16.879cm" svg:height="12.673cm" svg:x="5.671cm" svg:y="4.803cm">
          <draw:image xlink:href="Pictures/100002010000027E000001DFC698D636315990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9">
        <draw:frame draw:style-name="gr2" draw:text-style-name="P3" draw:layer="layout" svg:width="25.187cm" svg:height="16.588cm" svg:x="1.517cm" svg:y="2.846cm">
          <draw:image xlink:href="Pictures/10000000000003B8000002730E53C1C20883E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9">
        <draw:frame draw:style-name="gr2" draw:text-style-name="P3" draw:layer="layout" svg:width="16.879cm" svg:height="12.673cm" svg:x="5.671cm" svg:y="4.803cm">
          <draw:image xlink:href="Pictures/100002010000027E000001DFCDA2159219E53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19">
        <draw:frame draw:style-name="gr2" draw:text-style-name="P3" draw:layer="layout" svg:width="24.976cm" svg:height="11.799cm" svg:x="2.123cm" svg:y="5.183cm">
          <draw:image xlink:href="Pictures/10000000000003B0000001BE4BF8F3B8E438F1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19">
        <draw:frame draw:style-name="gr2" draw:text-style-name="P3" draw:layer="layout" svg:width="16.879cm" svg:height="12.673cm" svg:x="6.171cm" svg:y="4.746cm">
          <draw:image xlink:href="Pictures/100002010000027E000001DFB8F5572DC4BA11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3T19">
        <draw:frame draw:style-name="gr2" draw:text-style-name="P3" draw:layer="layout" svg:width="25.055cm" svg:height="5.555cm" svg:x="1.877cm" svg:y="8.305cm">
          <draw:image xlink:href="Pictures/10000000000003B3000000D2002E6B60453677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3T19">
        <draw:frame draw:style-name="gr2" draw:text-style-name="P3" draw:layer="layout" svg:width="16.879cm" svg:height="12.673cm" svg:x="5.965cm" svg:y="4.746cm">
          <draw:image xlink:href="Pictures/100002010000027E000001DF3EB787A1EF1FE0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3T19">
        <draw:frame draw:style-name="gr2" draw:text-style-name="P3" draw:layer="layout" svg:width="25.029cm" svg:height="16.588cm" svg:x="1.89cm" svg:y="2.789cm">
          <draw:image xlink:href="Pictures/10000000000003B200000273FC080E0220D67A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3T19">
        <draw:frame draw:style-name="gr2" draw:text-style-name="P3" draw:layer="layout" svg:width="25.558cm" svg:height="8.413cm" svg:x="1.332cm" svg:y="6.933cm">
          <draw:image xlink:href="Pictures/10000000000003C60000013EC726FE3E641B3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3T19">
        <draw:frame draw:style-name="gr3" draw:text-style-name="P7" draw:layer="layout" svg:width="23.735cm" svg:height="1.082cm" svg:x="2.538cm" svg:y="15.518cm">
          <draw:text-box>
            <text:p text:style-name="P6">http://blog.aylien.com/introduction-generative-adversarial-networks-code-tensorflow/</text:p>
          </draw:text-box>
        </draw:frame>
        <draw:frame draw:style-name="gr2" draw:text-style-name="P3" draw:layer="layout" svg:width="27.999cm" svg:height="8.721cm" svg:x="0.405cm" svg:y="4.846cm">
          <draw:image xlink:href="Pictures/100002010000058E000001BB782FD9029A9D3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00:08:08.507029404</meta:creation-date>
    <dc:date>2017-12-17T18:10:04.121041997</dc:date>
    <meta:editing-duration>PT9H13M57S</meta:editing-duration>
    <meta:editing-cycles>3</meta:editing-cycles>
    <meta:generator>LibreOffice/5.1.6.2$Linux_X86_64 LibreOffice_project/10m0$Build-2</meta:generator>
    <meta:document-statistic meta:object-count="68"/>
  </office:meta>
</office:document-meta>
</file>